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cm" fo:min-width="2.5cm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3cm" svg:height="1.6cm" svg:x="1.6cm" svg:y="7.4cm">
          <text:p text:style-name="P1"><text:span text:style-name="T1">0/1 </text:span></text:p>
          <text:p text:style-name="P1"><text:span text:style-name="T1">Starting are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cm" svg:height="1.6cm" svg:x="1.6cm" svg:y="4.4cm">
          <text:p text:style-name="P1"><text:span text:style-name="T1">2</text:span></text:p>
          <text:p text:style-name="P1"><text:span text:style-name="T1">Pool with </text:span></text:p>
          <text:p text:style-name="P1"><text:span text:style-name="T1">octopu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.1cm" svg:y1="7.4cm" svg:x2="3.1cm" svg:y2="6cm" draw:start-shape="id1" draw:start-glue-point="0" draw:end-shape="id2" draw:end-glue-point="2" svg:d="M3100 7400v-1400">
          <text:p/>
        </draw:connector>
        <draw:custom-shape draw:style-name="gr1" draw:text-style-name="P2" xml:id="id3" draw:id="id3" draw:layer="layout" svg:width="3cm" svg:height="1.6cm" svg:x="6.6cm" svg:y="7.4cm">
          <text:p text:style-name="P1"><text:span text:style-name="T1">3</text:span></text:p>
          <text:p text:style-name="P1"><text:span text:style-name="T1">Golden Skull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6cm" svg:y1="8.2cm" svg:x2="6.6cm" svg:y2="8.2cm" draw:start-shape="id1" draw:start-glue-point="1" draw:end-shape="id3" draw:end-glue-point="3" svg:d="M4600 8200h2000">
          <text:p/>
        </draw:connector>
        <draw:custom-shape draw:style-name="gr1" draw:text-style-name="P2" xml:id="id4" draw:id="id4" draw:layer="layout" svg:width="3cm" svg:height="1.6cm" svg:x="1.6cm" svg:y="10.6cm">
          <text:p text:style-name="P1"><text:span text:style-name="T1">4</text:span></text:p>
          <text:p text:style-name="P1"><text:span text:style-name="T1">Sandwich </text:span></text:p>
          <text:p text:style-name="P1"><text:span text:style-name="T1">on floor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.1cm" svg:y1="9cm" svg:x2="3.1cm" svg:y2="10.6cm" draw:start-shape="id1" draw:start-glue-point="2" draw:end-shape="id4" draw:end-glue-point="0" svg:d="M3100 9000v1600">
          <text:p/>
        </draw:connector>
        <draw:custom-shape draw:style-name="gr1" draw:text-style-name="P2" xml:id="id5" draw:id="id5" draw:layer="layout" svg:width="3cm" svg:height="1.6cm" svg:x="6.6cm" svg:y="4.4cm">
          <text:p text:style-name="P1"><text:span text:style-name="T1">5</text:span></text:p>
          <text:p text:style-name="P1"><text:span text:style-name="T1">Scorpion </text:span></text:p>
          <text:p text:style-name="P1"><text:span text:style-name="T1">among fossil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6cm" svg:y1="5.2cm" svg:x2="6.6cm" svg:y2="5.2cm" draw:start-shape="id2" draw:start-glue-point="1" draw:end-shape="id5" svg:d="M4600 5200h2000">
          <text:p/>
        </draw:connector>
        <draw:custom-shape draw:style-name="gr1" draw:text-style-name="P2" xml:id="id6" draw:id="id6" draw:layer="layout" svg:width="3cm" svg:height="1.6cm" svg:x="11.4cm" svg:y="7.4cm">
          <text:p text:style-name="P1"><text:span text:style-name="T1">6</text:span></text:p>
          <text:p text:style-name="P1"><text:span text:style-name="T1">Chasm + ba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6cm" svg:y1="8.2cm" svg:x2="11.4cm" svg:y2="8.2cm" draw:start-shape="id3" draw:start-glue-point="1" draw:end-shape="id6" draw:end-glue-point="3" svg:d="M9600 8200h1800">
          <text:p/>
        </draw:connector>
        <draw:custom-shape draw:style-name="gr1" draw:text-style-name="P2" xml:id="id7" draw:id="id7" draw:layer="layout" svg:width="3cm" svg:height="1.6cm" svg:x="11.4cm" svg:y="4.4cm">
          <text:p text:style-name="P1"><text:span text:style-name="T1">7</text:span></text:p>
          <text:p text:style-name="P1"><text:span text:style-name="T1">Funny fungi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6cm" svg:y1="5.2cm" svg:x2="11.4cm" svg:y2="5.2cm" draw:start-shape="id5" draw:start-glue-point="1" draw:end-shape="id7" draw:end-glue-point="3" svg:d="M9600 5200h1800">
          <text:p/>
        </draw:connector>
        <draw:custom-shape draw:style-name="gr1" draw:text-style-name="P2" xml:id="id8" draw:id="id8" draw:layer="layout" svg:width="3cm" svg:height="1.6cm" svg:x="11.4cm" svg:y="1.6cm">
          <text:p text:style-name="P1"><text:span text:style-name="T1">13</text:span></text:p>
          <text:p text:style-name="P1"><text:span text:style-name="T1">Dead caver </text:span></text:p>
          <text:p text:style-name="P1"><text:span text:style-name="T1">+lunchbox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9cm" svg:y1="3.2cm" svg:x2="12.9cm" svg:y2="4.4cm" draw:start-shape="id8" draw:start-glue-point="2" draw:end-shape="id7" draw:end-glue-point="0" svg:d="M12900 3200v1200">
          <text:p/>
        </draw:connector>
        <draw:custom-shape draw:style-name="gr1" draw:text-style-name="P2" xml:id="id9" draw:id="id9" draw:layer="layout" svg:width="3cm" svg:height="1.6cm" svg:x="16.6cm" svg:y="4.4cm">
          <text:p text:style-name="P1"><text:span text:style-name="T1">8</text:span></text:p>
          <text:p text:style-name="P1"><text:span text:style-name="T1">Stalactites +</text:span></text:p>
          <text:p text:style-name="P1"><text:span text:style-name="T1">Big geck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4cm" svg:y1="5.2cm" svg:x2="16.6cm" svg:y2="5.2cm" draw:start-shape="id7" draw:start-glue-point="1" draw:end-shape="id9" draw:end-glue-point="3" svg:d="M14400 5200h2200">
          <text:p/>
        </draw:connector>
        <draw:custom-shape draw:style-name="gr1" draw:text-style-name="P2" xml:id="id10" draw:id="id10" draw:layer="layout" svg:width="3cm" svg:height="1.6cm" svg:x="16.6cm" svg:y="7.4cm">
          <text:p text:style-name="P1"><text:span text:style-name="T1">9</text:span></text:p>
          <text:p text:style-name="P1"><text:span text:style-name="T1">Security thug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4cm" svg:y1="8.2cm" svg:x2="16.6cm" svg:y2="8.2cm" draw:start-shape="id6" draw:start-glue-point="1" draw:end-shape="id10" draw:end-glue-point="3" svg:d="M14400 8200h2200">
          <text:p/>
        </draw:connector>
        <draw:connector draw:style-name="gr2" draw:text-style-name="P1" draw:layer="layout" svg:x1="18.1cm" svg:y1="6cm" svg:x2="18.1cm" svg:y2="7.4cm" draw:start-shape="id9" draw:start-glue-point="2" draw:end-shape="id10" draw:end-glue-point="0" svg:d="M18100 6000v1400">
          <text:p/>
        </draw:connector>
        <draw:custom-shape draw:style-name="gr1" draw:text-style-name="P2" xml:id="id11" draw:id="id11" draw:layer="layout" svg:width="3cm" svg:height="1.6cm" svg:x="21.2cm" svg:y="7.4cm">
          <text:p text:style-name="P1"><text:span text:style-name="T1">10 </text:span></text:p>
          <text:p text:style-name="P1"><text:span text:style-name="T1">Mad scientis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9.6cm" svg:y1="8.2cm" svg:x2="21.2cm" svg:y2="8.2cm" draw:start-shape="id10" draw:start-glue-point="1" draw:end-shape="id11" draw:end-glue-point="3" svg:d="M19600 8200h1600">
          <text:p/>
        </draw:connector>
        <draw:custom-shape draw:style-name="gr1" draw:text-style-name="P2" xml:id="id12" draw:id="id12" draw:layer="layout" svg:width="3cm" svg:height="1.6cm" svg:x="21.2cm" svg:y="4.4cm">
          <text:p text:style-name="P1"><text:span text:style-name="T1">11</text:span></text:p>
          <text:p text:style-name="P1"><text:span text:style-name="T1">Imprisoned </text:span></text:p>
          <text:p text:style-name="P1"><text:span text:style-name="T1">Lab assista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2.7cm" svg:y1="6cm" svg:x2="22.7cm" svg:y2="7.4cm" draw:start-shape="id12" draw:start-glue-point="2" draw:end-shape="id11" draw:end-glue-point="0" svg:d="M22700 6000v1400">
          <text:p/>
        </draw:connector>
        <draw:custom-shape draw:style-name="gr1" draw:text-style-name="P2" xml:id="id13" draw:id="id13" draw:layer="layout" svg:width="3cm" svg:height="1.6cm" svg:x="21.2cm" svg:y="10.6cm">
          <text:p text:style-name="P1"><text:span text:style-name="T1">12</text:span></text:p>
          <text:p text:style-name="P1"><text:span text:style-name="T1">Guard dog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2.7cm" svg:y1="9cm" svg:x2="22.7cm" svg:y2="10.6cm" draw:start-shape="id11" draw:start-glue-point="2" draw:end-shape="id13" draw:end-glue-point="0" svg:d="M22700 9000v1600">
          <text:p/>
        </draw:connector>
        <draw:custom-shape draw:style-name="gr1" draw:text-style-name="P2" xml:id="id14" draw:id="id14" draw:layer="layout" svg:width="3cm" svg:height="1.6cm" svg:x="16.6cm" svg:y="10.6cm">
          <text:p text:style-name="P1"><text:span text:style-name="T1">14</text:span></text:p>
          <text:p text:style-name="P1"><text:span text:style-name="T1">Big gorill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3cm" svg:height="1.6cm" svg:x="21.2cm" svg:y="13.8cm">
          <text:p text:style-name="P1"><text:span text:style-name="T1">15</text:span></text:p>
          <text:p text:style-name="P1"><text:span text:style-name="T1">Max the smug</text:span></text:p>
          <text:p text:style-name="P1"><text:span text:style-name="T1">compu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1.2cm" svg:y1="11.4cm" svg:x2="19.6cm" svg:y2="11.4cm" draw:start-shape="id13" draw:start-glue-point="3" draw:end-shape="id14" draw:end-glue-point="1" svg:d="M21200 11400h-1600">
          <text:p/>
        </draw:connector>
        <draw:connector draw:style-name="gr2" draw:text-style-name="P1" draw:layer="layout" svg:x1="22.7cm" svg:y1="12.2cm" svg:x2="22.7cm" svg:y2="13.8cm" draw:start-shape="id13" draw:end-shape="id15" draw:end-glue-point="0" svg:d="M22700 12200v1600">
          <text:p/>
        </draw:connector>
        <draw:custom-shape draw:style-name="gr1" draw:text-style-name="P2" xml:id="id16" draw:id="id16" draw:layer="layout" svg:width="3cm" svg:height="1.6cm" svg:x="11.434cm" svg:y="10.595cm">
          <text:p text:style-name="P1"><text:span text:style-name="T1">17</text:span></text:p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3cm" svg:height="1.6cm" svg:x="16.6cm" svg:y="13.8cm">
          <text:p text:style-name="P1"><text:span text:style-name="T1">16 </text:span></text:p>
          <text:p text:style-name="P1"><text:span text:style-name="T1">Dr Ungo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434cm" svg:y1="11.395cm" svg:x2="16.6cm" svg:y2="11.4cm" draw:start-shape="id16" draw:start-glue-point="1" draw:end-shape="id14" draw:end-glue-point="3" svg:d="M14434 11395h1083v5h1083">
          <text:p/>
        </draw:connector>
        <draw:connector draw:style-name="gr2" draw:text-style-name="P1" draw:layer="layout" svg:x1="18.1cm" svg:y1="12.2cm" svg:x2="18.1cm" svg:y2="13.8cm" draw:start-shape="id14" draw:start-glue-point="2" draw:end-shape="id17" draw:end-glue-point="0" svg:d="M18100 12200v1600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17T16:39:37.691000000</meta:creation-date>
    <dc:date>2021-08-15T15:41:52.32</dc:date>
    <meta:editing-duration>PT5H21M30S</meta:editing-duration>
    <meta:editing-cycles>7</meta:editing-cycles>
    <meta:generator>OpenOffice/4.1.7$Win32 OpenOffice.org_project/417m1$Build-9800</meta:generator>
    <dc:creator>John Leeper</dc:creator>
    <meta:document-statistic meta:object-count="57"/>
  </office:meta>
</office:document-meta>
</file>